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gur Regular" svg:font-family="'Vegur 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text-properties style:font-name="Vegur Regular" fo:font-size="7.94999980926514pt"/>
    </style:style>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
      <style:paragraph-properties fo:margin-top="0in" fo:margin-bottom="0in" loext:contextual-spacing="false"/>
      <style:text-properties style:font-name="Vegur Regular" fo:font-size="7.94999980926514pt"/>
    </style:style>
    <style:style style:name="P16" style:family="paragraph" style:parent-style-name="Text_20_body" style:list-style-name="L1">
      <style:paragraph-properties fo:margin-top="0in" fo:margin-bottom="0in" loext:contextual-spacing="false"/>
      <style:text-properties style:font-name="Vegur Regular" fo:font-size="7.94999980926514pt" fo:background-color="#fffaa5"/>
    </style:style>
    <style:style style:name="P17" style:family="paragraph" style:parent-style-name="Text_20_body" style:list-style-name="L1">
      <style:paragraph-properties fo:margin-top="0in" fo:margin-bottom="0in" loext:contextual-spacing="false"/>
      <style:text-properties style:font-name="Vegur Regular" fo:font-size="7.94999980926514pt" officeooo:rsid="000ac677" officeooo:paragraph-rsid="000ac677"/>
    </style:style>
    <style:style style:name="P18" style:family="paragraph" style:parent-style-name="Text_20_body" style:list-style-name="L5">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P20" style:family="paragraph" style:parent-style-name="Text_20_body" style:list-style-name="L13">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6476378619557862815" text:style-name="L1">
        <text:list-item>
          <text:p text:style-name="P17">Thie is new</text:p>
        </text:list-item>
        <text:list-item>
          <text:p text:style-name="P15">What problem does your design idea solve?</text:p>
          <text:list>
            <text:list-item>
              <text:p text:style-name="P15">The environmental polution by musicipal wast is a masive problem, esp. in developing contries and crisis areas, where... facts&amp;figures.</text:p>
            </text:list-item>
            <text:list-item>
              <text:p text:style-name="P15">With mW2E we provide a cheap, easy to use, robust and effective solution...</text:p>
            </text:list-item>
          </text:list>
        </text:list-item>
        <text:list-item>
          <text:p text:style-name="P15">What are the potential benefits?</text:p>
          <text:list>
            <text:list-item>
              <text:p text:style-name="P15">Get rid of municipal wast and all its above mentioned related problems</text:p>
            </text:list-item>
            <text:list-item>
              <text:p text:style-name="P15">Provide independent enegry supply</text:p>
            </text:list-item>
            <text:list-item>
              <text:p text:style-name="P15">Ash, depending on the combusted material, can be used as fertilizer or raw building material (cement component)</text:p>
            </text:list-item>
            <text:list-item>
              <text:p text:style-name="P16">Improving quality of life</text:p>
            </text:list-item>
          </text:list>
        </text:list-item>
        <text:list-item>
          <text:p text:style-name="P16">Preventing or reducing injuries</text:p>
        </text:list-item>
        <text:list-item>
          <text:p text:style-name="P16">Improving public safety and security</text:p>
        </text:list-item>
        <text:list-item>
          <text:p text:style-name="P16">Saving time and money</text:p>
        </text:list-item>
        <text:list-item>
          <text:p text:style-name="P16">Offering alternative energy solutions</text:p>
        </text:list-item>
        <text:list-item>
          <text:p text:style-name="P16">Reducing consumption of natural resources</text:p>
        </text:list-item>
        <text:list-item>
          <text:p text:style-name="P16">Reducing waste</text:p>
        </text:list-item>
        <text:list-item>
          <text:p text:style-name="P2">Being spark and catalizt to further changes!</text:p>
        </text:list-item>
      </text:list>
      <text:list xml:id="list3518394023118941007" text:style-name="L2">
        <text:list-item>
          <text:p text:style-name="P3">How is your idea novel or an improvement on what is currently available in the marketplace?</text:p>
        </text:list-item>
      </text:list>
      <text:list xml:id="list8174303329914572723" text:style-name="L3">
        <text:list-item>
          <text:p text:style-name="P4">The design brings a perfect balance between performance and size to adress the aimed application. So it bring the wast handling unit to the wast, not the other way around.</text:p>
        </text:list-item>
      </text:list>
      <text:list xml:id="list5398876466052266413" text:style-name="L4">
        <text:list-item>
          <text:p text:style-name="P5">Where would this idea be applied?</text:p>
        </text:list-item>
      </text:list>
      <text:list xml:id="list1282678162899544440" text:style-name="L5">
        <text:list-item>
          <text:p text:style-name="P18">primarily in developing countries</text:p>
        </text:list-item>
        <text:list-item>
          <text:p text:style-name="P18">crisis areas (natural desaster, ware zone,...)</text:p>
        </text:list-item>
        <text:list-item>
          <text:p text:style-name="P6">everywere, were a controlled small scale burnig with moderate exaust emissions is the better option compared to the as is situation (water polution, illnesses, open fire...)</text:p>
        </text:list-item>
      </text:list>
      <text:list xml:id="list1707959587644912527" text:style-name="L6">
        <text:list-item>
          <text:p text:style-name="P7">What is the market potential?</text:p>
        </text:list-item>
      </text:list>
      <text:list xml:id="list3339856681084201327" text:style-name="L7">
        <text:list-item>
          <text:p text:style-name="P8">Scenarios&amp;figures</text:p>
        </text:list-item>
      </text:list>
      <text:list xml:id="list2812142961345880626" text:style-name="L8">
        <text:list-item>
          <text:p text:style-name="P9">How does your design work?</text:p>
        </text:list-item>
      </text:list>
      <text:list xml:id="list4071635102274948749" text:style-name="L9">
        <text:list-item>
          <text:p text:style-name="P19">Key concept: high temparature and direct transmission (via gas turbine)</text:p>
        </text:list-item>
        <text:list-item>
          <text:p text:style-name="P19">small, light, robust, eats nearly everything (except metal), solid or liquid ignition</text:p>
        </text:list-item>
        <text:list-item>
          <text:p text:style-name="P19">Strict focus in design on key-streangth: standard parts, no nice to have extras like batteries (the energy is already stored within the wast) or filters(would need regular exchange, what in development conry reality would not happen) but extendable by other products providing standard interfaces. </text:p>
        </text:list-item>
        <text:list-item>
          <text:p text:style-name="P19">Intrinsic motivating, no further appeal or convincing of environmental awareness etc. necessary</text:p>
        </text:list-item>
        <text:list-item>
          <text:p text:style-name="P19">decentralized, no coordination or management needed</text:p>
        </text:list-item>
        <text:list-item>
          <text:p text:style-name="P10">localy applied, no infrastructure or transportation needed</text:p>
        </text:list-item>
      </text:list>
      <text:list xml:id="list7809424988995977567" text:style-name="L10">
        <text:list-item>
          <text:p text:style-name="P11">How would your product be manufactured?</text:p>
        </text:list-item>
      </text:list>
      <text:list xml:id="list6275337744230489440" text:style-name="L11">
        <text:list-item>
          <text:p text:style-name="P12">good question</text:p>
        </text:list-item>
      </text:list>
      <text:list xml:id="list3141995564091411655" text:style-name="L12">
        <text:list-item>
          <text:p text:style-name="P13"><text:soft-page-break/>How would the production cost compare with products already in the marketplace?</text:p>
        </text:list-item>
      </text:list>
      <text:list xml:id="list451175281235089521" text:style-name="L13">
        <text:list-item>
          <text:p text:style-name="P20">Combustion facilities</text:p>
        </text:list-item>
        <text:list-item>
          <text:p text:style-name="P14">Mini Combustor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gur Regular" svg:font-family="'Vegur Regular',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6:14:16.575019000</meta:creation-date>
    <meta:generator>LibreOffice/5.1.2.2$MacOSX_X86_64 LibreOffice_project/81227ea3db75fc5a100ed719a4c44fb011409b01</meta:generator>
    <dc:date>2016-04-21T16:19:20.381029000</dc:date>
    <meta:editing-duration>PT2M29S</meta:editing-duration>
    <meta:editing-cycles>2</meta:editing-cycles>
    <meta:document-statistic meta:table-count="0" meta:image-count="0" meta:object-count="0" meta:page-count="2" meta:paragraph-count="36" meta:word-count="365" meta:character-count="2237" meta:non-whitespace-character-count="1943"/>
  </office:meta>
</office:document-meta>
</file>